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779" officeooo:paragraph-rsid="00107779"/>
    </style:style>
    <style:style style:name="P2" style:family="paragraph" style:parent-style-name="Standard">
      <style:text-properties officeooo:rsid="00107779" officeooo:paragraph-rsid="00107779"/>
    </style:style>
    <style:style style:name="P3" style:family="paragraph" style:parent-style-name="Standard">
      <style:text-properties officeooo:rsid="001096e1" officeooo:paragraph-rsid="001096e1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readme file</text:p>
      <text:p text:style-name="P1">this is abdullah’s 1<text:span text:style-name="T1">st</text:span> day at office. It’s going great uptil now</text:p>
      <text:p text:style-name="P1"/>
      <text:p text:style-name="P3">im learning a lot about git now, lets pretend I fixed a big issue he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5:46:36.334970915</meta:creation-date>
    <dc:date>2023-09-26T16:20:02.657138871</dc:date>
    <meta:editing-duration>PT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30" meta:character-count="148" meta:non-whitespace-character-count="121"/>
  </office:meta>
</office:document-meta>
</file>